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rdfa="http://docs.oasis-open.org/opendocument/meta/rdfa#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named-expressions/>
      <table:table table:name="Summary">
        <table:table-column table:number-columns-repeated="4"/>
        <table:table-row>
          <table:table-cell>
            <text:p>Topic</text:p>
          </table:table-cell>
          <table:table-cell>
            <text:p>Orientation</text:p>
          </table:table-cell>
          <table:table-cell>
            <text:p>Count</text:p>
          </table:table-cell>
          <table:table-cell>
            <text:p>Example quote</text:p>
          </table:table-cell>
        </table:table-row>
        <table:table-row>
          <table:table-cell>
            <text:p>Prior teaching experience</text:p>
          </table:table-cell>
          <table:table-cell>
            <text:p>Extensive experience</text:p>
          </table:table-cell>
          <table:table-cell office:value-type="float" calcext:value-type="float" office:value="2" calcext:value="2">
            <text:p>2</text:p>
          </table:table-cell>
          <table:table-cell>
            <text:p/>
          </table:table-cell>
        </table:table-row>
        <table:table-row>
          <table:table-cell>
            <text:p>Prior teaching experience</text:p>
          </table:table-cell>
          <table:table-cell>
            <text:p>Moderate experience</text:p>
          </table:table-cell>
          <table:table-cell office:value-type="float" calcext:value-type="float" office:value="2" calcext:value="2">
            <text:p>2</text:p>
          </table:table-cell>
          <table:table-cell>
            <text:p/>
          </table:table-cell>
        </table:table-row>
        <table:table-row>
          <table:table-cell>
            <text:p>Prior teaching experience</text:p>
          </table:table-cell>
          <table:table-cell>
            <text:p>Limited experience</text:p>
          </table:table-cell>
          <table:table-cell office:value-type="float" calcext:value-type="float" office:value="1" calcext:value="1">
            <text:p>1</text:p>
          </table:table-cell>
          <table:table-cell>
            <text:p/>
          </table:table-cell>
        </table:table-row>
        <table:table-row>
          <table:table-cell>
            <text:p>Motivation for adoption</text:p>
          </table:table-cell>
          <table:table-cell>
            <text:p>Pedagogical improvement</text:p>
          </table:table-cell>
          <table:table-cell office:value-type="float" calcext:value-type="float" office:value="2" calcext:value="2">
            <text:p>2</text:p>
          </table:table-cell>
          <table:table-cell>
            <text:p/>
          </table:table-cell>
        </table:table-row>
        <table:table-row>
          <table:table-cell>
            <text:p>Motivation for adoption</text:p>
          </table:table-cell>
          <table:table-cell>
            <text:p>External requirement or encouragement</text:p>
          </table:table-cell>
          <table:table-cell office:value-type="float" calcext:value-type="float" office:value="2" calcext:value="2">
            <text:p>2</text:p>
          </table:table-cell>
          <table:table-cell>
            <text:p/>
          </table:table-cell>
        </table:table-row>
        <table:table-row>
          <table:table-cell>
            <text:p>Motivation for adoption</text:p>
          </table:table-cell>
          <table:table-cell>
            <text:p>Personal curiosity or experimentation</text:p>
          </table:table-cell>
          <table:table-cell office:value-type="float" calcext:value-type="float" office:value="1" calcext:value="1">
            <text:p>1</text:p>
          </table:table-cell>
          <table:table-cell>
            <text:p/>
          </table:table-cell>
        </table:table-row>
        <table:table-row>
          <table:table-cell>
            <text:p>Implementation approach</text:p>
          </table:table-cell>
          <table:table-cell>
            <text:p>Full integration</text:p>
          </table:table-cell>
          <table:table-cell office:value-type="float" calcext:value-type="float" office:value="2" calcext:value="2">
            <text:p>2</text:p>
          </table:table-cell>
          <table:table-cell>
            <text:p/>
          </table:table-cell>
        </table:table-row>
        <table:table-row>
          <table:table-cell>
            <text:p>Implementation approach</text:p>
          </table:table-cell>
          <table:table-cell>
            <text:p>Partial or selective use</text:p>
          </table:table-cell>
          <table:table-cell office:value-type="float" calcext:value-type="float" office:value="2" calcext:value="2">
            <text:p>2</text:p>
          </table:table-cell>
          <table:table-cell>
            <text:p/>
          </table:table-cell>
        </table:table-row>
        <table:table-row>
          <table:table-cell>
            <text:p>Implementation approach</text:p>
          </table:table-cell>
          <table:table-cell>
            <text:p>Trial or pilot use</text:p>
          </table:table-cell>
          <table:table-cell office:value-type="float" calcext:value-type="float" office:value="1" calcext:value="1">
            <text:p>1</text:p>
          </table:table-cell>
          <table:table-cell>
            <text:p/>
          </table:table-cell>
        </table:table-row>
        <table:table-row>
          <table:table-cell>
            <text:p>Perceived teaching impact</text:p>
          </table:table-cell>
          <table:table-cell>
            <text:p>Positive impact</text:p>
          </table:table-cell>
          <table:table-cell office:value-type="float" calcext:value-type="float" office:value="1" calcext:value="1">
            <text:p>1</text:p>
          </table:table-cell>
          <table:table-cell>
            <text:p/>
          </table:table-cell>
        </table:table-row>
        <table:table-row>
          <table:table-cell>
            <text:p>Perceived teaching impact</text:p>
          </table:table-cell>
          <table:table-cell>
            <text:p>Neutral or mixed impact</text:p>
          </table:table-cell>
          <table:table-cell office:value-type="float" calcext:value-type="float" office:value="2" calcext:value="2">
            <text:p>2</text:p>
          </table:table-cell>
          <table:table-cell>
            <text:p/>
          </table:table-cell>
        </table:table-row>
        <table:table-row>
          <table:table-cell>
            <text:p>Perceived teaching impact</text:p>
          </table:table-cell>
          <table:table-cell>
            <text:p>Challenging or negative impact</text:p>
          </table:table-cell>
          <table:table-cell office:value-type="float" calcext:value-type="float" office:value="1" calcext:value="1">
            <text:p>1</text:p>
          </table:table-cell>
          <table:table-cell>
            <text:p/>
          </table:table-cell>
        </table:table-row>
        <table:table-row>
          <table:table-cell>
            <text:p>Perceived student learning effect</text:p>
          </table:table-cell>
          <table:table-cell>
            <text:p>Improved learning</text:p>
          </table:table-cell>
          <table:table-cell office:value-type="float" calcext:value-type="float" office:value="1" calcext:value="1">
            <text:p>1</text:p>
          </table:table-cell>
          <table:table-cell>
            <text:p/>
          </table:table-cell>
        </table:table-row>
        <table:table-row>
          <table:table-cell>
            <text:p>Perceived student learning effect</text:p>
          </table:table-cell>
          <table:table-cell>
            <text:p>Unclear or unobserved effect</text:p>
          </table:table-cell>
          <table:table-cell office:value-type="float" calcext:value-type="float" office:value="5" calcext:value="5">
            <text:p>5</text:p>
          </table:table-cell>
          <table:table-cell>
            <text:p/>
          </table:table-cell>
        </table:table-row>
        <table:table-row>
          <table:table-cell>
            <text:p>Perceived student learning effect</text:p>
          </table:table-cell>
          <table:table-cell>
            <text:p>No improvement or negative effect</text:p>
          </table:table-cell>
          <table:table-cell office:value-type="float" calcext:value-type="float" office:value="0" calcext:value="0">
            <text:p>0</text:p>
          </table:table-cell>
          <table:table-cell>
            <text:p/>
          </table:table-cell>
        </table:table-row>
        <table:table-row>
          <table:table-cell>
            <text:p>Student participation and engagement</text:p>
          </table:table-cell>
          <table:table-cell>
            <text:p>Increased participation</text:p>
          </table:table-cell>
          <table:table-cell office:value-type="float" calcext:value-type="float" office:value="3" calcext:value="3">
            <text:p>3</text:p>
          </table:table-cell>
          <table:table-cell>
            <text:p/>
          </table:table-cell>
        </table:table-row>
        <table:table-row>
          <table:table-cell>
            <text:p>Student participation and engagement</text:p>
          </table:table-cell>
          <table:table-cell>
            <text:p>Uneven or selective participation</text:p>
          </table:table-cell>
          <table:table-cell office:value-type="float" calcext:value-type="float" office:value="3" calcext:value="3">
            <text:p>3</text:p>
          </table:table-cell>
          <table:table-cell>
            <text:p/>
          </table:table-cell>
        </table:table-row>
        <table:table-row>
          <table:table-cell>
            <text:p>Student participation and engagement</text:p>
          </table:table-cell>
          <table:table-cell>
            <text:p>Low or unchanged participation</text:p>
          </table:table-cell>
          <table:table-cell office:value-type="float" calcext:value-type="float" office:value="0" calcext:value="0">
            <text:p>0</text:p>
          </table:table-cell>
          <table:table-cell>
            <text:p/>
          </table:table-cell>
        </table:table-row>
        <table:table-row>
          <table:table-cell>
            <text:p>Practical feasibility</text:p>
          </table:table-cell>
          <table:table-cell>
            <text:p>Easily manageable</text:p>
          </table:table-cell>
          <table:table-cell office:value-type="float" calcext:value-type="float" office:value="1" calcext:value="1">
            <text:p>1</text:p>
          </table:table-cell>
          <table:table-cell>
            <text:p/>
          </table:table-cell>
        </table:table-row>
        <table:table-row>
          <table:table-cell>
            <text:p>Practical feasibility</text:p>
          </table:table-cell>
          <table:table-cell>
            <text:p>Manageable with effort</text:p>
          </table:table-cell>
          <table:table-cell office:value-type="float" calcext:value-type="float" office:value="3" calcext:value="3">
            <text:p>3</text:p>
          </table:table-cell>
          <table:table-cell>
            <text:p/>
          </table:table-cell>
        </table:table-row>
        <table:table-row>
          <table:table-cell>
            <text:p>Practical feasibility</text:p>
          </table:table-cell>
          <table:table-cell>
            <text:p>Difficult to sustain</text:p>
          </table:table-cell>
          <table:table-cell office:value-type="float" calcext:value-type="float" office:value="2" calcext:value="2">
            <text:p>2</text:p>
          </table:table-cell>
          <table:table-cell>
            <text:p/>
          </table:table-cell>
        </table:table-row>
        <table:table-row>
          <table:table-cell>
            <text:p>Future intentions</text:p>
          </table:table-cell>
          <table:table-cell>
            <text:p>Continued or expanded use</text:p>
          </table:table-cell>
          <table:table-cell office:value-type="float" calcext:value-type="float" office:value="0" calcext:value="0">
            <text:p>0</text:p>
          </table:table-cell>
          <table:table-cell>
            <text:p/>
          </table:table-cell>
        </table:table-row>
        <table:table-row>
          <table:table-cell>
            <text:p>Future intentions</text:p>
          </table:table-cell>
          <table:table-cell>
            <text:p>Conditional use</text:p>
          </table:table-cell>
          <table:table-cell office:value-type="float" calcext:value-type="float" office:value="4" calcext:value="4">
            <text:p>4</text:p>
          </table:table-cell>
          <table:table-cell>
            <text:p/>
          </table:table-cell>
        </table:table-row>
        <table:table-row>
          <table:table-cell>
            <text:p>Future intentions</text:p>
          </table:table-cell>
          <table:table-cell>
            <text:p>Discontinuation</text:p>
          </table:table-cell>
          <table:table-cell office:value-type="float" calcext:value-type="float" office:value="0" calcext:value="0">
            <text:p>0</text:p>
          </table:table-cell>
          <table:table-cell>
            <text:p/>
          </table:table-cell>
        </table:table-row>
      </table:table>
      <table:table table:name="Lecturer A">
        <table:table-column table:number-columns-repeated="4"/>
        <table:table-row>
          <table:table-cell>
            <text:p>Topic</text:p>
          </table:table-cell>
          <table:table-cell>
            <text:p>Orientation</text:p>
          </table:table-cell>
          <table:table-cell>
            <text:p>Where Found</text:p>
          </table:table-cell>
          <table:table-cell>
            <text:p>Evidence Quote</text:p>
          </table:table-cell>
        </table:table-row>
        <table:table-row>
          <table:table-cell>
            <text:p>Prior teaching experience</text:p>
          </table:table-cell>
          <table:table-cell>
            <text:p>Extensive experience</text:p>
          </table:table-cell>
          <table:table-cell>
            <text:p>p0003</text:p>
          </table:table-cell>
          <table:table-cell>
            <text:p>I have been teaching at the university for about twelve years</text:p>
          </table:table-cell>
        </table:table-row>
        <table:table-row>
          <table:table-cell>
            <text:p>Prior teaching experience</text:p>
          </table:table-cell>
          <table:table-cell>
            <text:p>Moderate experience</text:p>
          </table:table-cell>
          <table:table-cell>
            <text:p>p0003</text:p>
          </table:table-cell>
          <table:table-cell>
            <text:p>I have tried a few different teaching formats over time.</text:p>
          </table:table-cell>
        </table:table-row>
        <table:table-row>
          <table:table-cell>
            <text:p>Motivation for adoption</text:p>
          </table:table-cell>
          <table:table-cell>
            <text:p>Pedagogical improvement</text:p>
          </table:table-cell>
          <table:table-cell>
            <text:p>p0005</text:p>
          </table:table-cell>
          <table:table-cell>
            <text:p>finding ways to make students more actively engage with the material</text:p>
          </table:table-cell>
        </table:table-row>
        <table:table-row>
          <table:table-cell>
            <text:p>Implementation approach</text:p>
          </table:table-cell>
          <table:table-cell>
            <text:p>Partial or selective use</text:p>
          </table:table-cell>
          <table:table-cell>
            <text:p>p0007</text:p>
          </table:table-cell>
          <table:table-cell>
            <text:p>I did not redesign the whole course but used the method in a few selected sessions</text:p>
          </table:table-cell>
        </table:table-row>
        <table:table-row>
          <table:table-cell>
            <text:p>Perceived teaching impact</text:p>
          </table:table-cell>
          <table:table-cell>
            <text:p>Neutral or mixed impact</text:p>
          </table:table-cell>
          <table:table-cell>
            <text:p>p0009</text:p>
          </table:table-cell>
          <table:table-cell>
            <text:p>the sessions were more interactive, but they also required more preparation</text:p>
          </table:table-cell>
        </table:table-row>
        <table:table-row>
          <table:table-cell>
            <text:p>Practical feasibility</text:p>
          </table:table-cell>
          <table:table-cell>
            <text:p>Manageable with effort</text:p>
          </table:table-cell>
          <table:table-cell>
            <text:p>p0009</text:p>
          </table:table-cell>
          <table:table-cell>
            <text:p>they also required more preparation compared to my usual lecture format.</text:p>
          </table:table-cell>
        </table:table-row>
        <table:table-row>
          <table:table-cell>
            <text:p>Perceived student learning effect</text:p>
          </table:table-cell>
          <table:table-cell>
            <text:p>Improved learning</text:p>
          </table:table-cell>
          <table:table-cell>
            <text:p>p0011</text:p>
          </table:table-cell>
          <table:table-cell>
            <text:p>students seemed to understand the concepts better in those sessions</text:p>
          </table:table-cell>
        </table:table-row>
        <table:table-row>
          <table:table-cell>
            <text:p>Perceived student learning effect</text:p>
          </table:table-cell>
          <table:table-cell>
            <text:p>Unclear or unobserved effect</text:p>
          </table:table-cell>
          <table:table-cell>
            <text:p>p0011</text:p>
          </table:table-cell>
          <table:table-cell>
            <text:p>although I did not formally measure learning outcomes.</text:p>
          </table:table-cell>
        </table:table-row>
        <table:table-row>
          <table:table-cell>
            <text:p>Student participation and engagement</text:p>
          </table:table-cell>
          <table:table-cell>
            <text:p>Uneven or selective participation</text:p>
          </table:table-cell>
          <table:table-cell>
            <text:p>p0013</text:p>
          </table:table-cell>
          <table:table-cell>
            <text:p>Participation increased for some students who usually stay quiet, but others still preferred not to speak up.</text:p>
          </table:table-cell>
        </table:table-row>
        <table:table-row>
          <table:table-cell>
            <text:p>Practical feasibility</text:p>
          </table:table-cell>
          <table:table-cell>
            <text:p>Manageable with effort</text:p>
          </table:table-cell>
          <table:table-cell>
            <text:p>p0015</text:p>
          </table:table-cell>
          <table:table-cell>
            <text:p>It was manageable overall, but I needed extra time to prepare materials and think through the activities in advance.</text:p>
          </table:table-cell>
        </table:table-row>
        <table:table-row>
          <table:table-cell>
            <text:p>Future intentions</text:p>
          </table:table-cell>
          <table:table-cell>
            <text:p>Conditional use</text:p>
          </table:table-cell>
          <table:table-cell>
            <text:p>p0017</text:p>
          </table:table-cell>
          <table:table-cell>
            <text:p>I plan to keep using it, but probably only in certain parts of the course rather than everywhere.</text:p>
          </table:table-cell>
        </table:table-row>
        <table:table-row>
          <table:table-cell>
            <text:p>Implementation approach</text:p>
          </table:table-cell>
          <table:table-cell>
            <text:p>Partial or selective use</text:p>
          </table:table-cell>
          <table:table-cell>
            <text:p>p0017</text:p>
          </table:table-cell>
          <table:table-cell>
            <text:p>probably only in certain parts of the course rather than everywhere</text:p>
          </table:table-cell>
        </table:table-row>
      </table:table>
      <table:table table:name="Lecturer B">
        <table:table-column table:number-columns-repeated="4"/>
        <table:table-row>
          <table:table-cell>
            <text:p>Topic</text:p>
          </table:table-cell>
          <table:table-cell>
            <text:p>Orientation</text:p>
          </table:table-cell>
          <table:table-cell>
            <text:p>Where Found</text:p>
          </table:table-cell>
          <table:table-cell>
            <text:p>Evidence Quote</text:p>
          </table:table-cell>
        </table:table-row>
        <table:table-row>
          <table:table-cell>
            <text:p>Prior teaching experience</text:p>
          </table:table-cell>
          <table:table-cell>
            <text:p>Limited experience</text:p>
          </table:table-cell>
          <table:table-cell>
            <text:p>p0002</text:p>
          </table:table-cell>
          <table:table-cell>
            <text:p>I have been teaching for about two years so far, mainly supporting courses and leading a few smaller seminars.</text:p>
          </table:table-cell>
        </table:table-row>
        <table:table-row>
          <table:table-cell>
            <text:p>Motivation for adoption</text:p>
          </table:table-cell>
          <table:table-cell>
            <text:p>External requirement or encouragement</text:p>
          </table:table-cell>
          <table:table-cell>
            <text:p>p0004</text:p>
          </table:table-cell>
          <table:table-cell>
            <text:p>The method was introduced as part of a faculty-wide initiative, and I was encouraged to test it in one of my courses.</text:p>
          </table:table-cell>
        </table:table-row>
        <table:table-row>
          <table:table-cell>
            <text:p>Implementation approach</text:p>
          </table:table-cell>
          <table:table-cell>
            <text:p>Trial or pilot use</text:p>
          </table:table-cell>
          <table:table-cell>
            <text:p>p0006</text:p>
          </table:table-cell>
          <table:table-cell>
            <text:p>I tried it once in a single session to see how it would work with my group of students.</text:p>
          </table:table-cell>
        </table:table-row>
        <table:table-row>
          <table:table-cell>
            <text:p>Perceived teaching impact</text:p>
          </table:table-cell>
          <table:table-cell>
            <text:p>Challenging or negative impact</text:p>
          </table:table-cell>
          <table:table-cell>
            <text:p>p0008</text:p>
          </table:table-cell>
          <table:table-cell>
            <text:p>I found it somewhat challenging to manage the session, and it felt more demanding than my usual approach.</text:p>
          </table:table-cell>
        </table:table-row>
        <table:table-row>
          <table:table-cell>
            <text:p>Perceived student learning effect</text:p>
          </table:table-cell>
          <table:table-cell>
            <text:p>Unclear or unobserved effect</text:p>
          </table:table-cell>
          <table:table-cell>
            <text:p>p0010</text:p>
          </table:table-cell>
          <table:table-cell>
            <text:p>I am not sure whether it had a clear effect on learning, as the session was short and student performance did not noticeably change.</text:p>
          </table:table-cell>
        </table:table-row>
        <table:table-row>
          <table:table-cell>
            <text:p>Student participation and engagement</text:p>
          </table:table-cell>
          <table:table-cell>
            <text:p>Uneven or selective participation</text:p>
          </table:table-cell>
          <table:table-cell>
            <text:p>p0012</text:p>
          </table:table-cell>
          <table:table-cell>
            <text:p>A small group of students participated actively, but most of the class remained passive.</text:p>
          </table:table-cell>
        </table:table-row>
        <table:table-row>
          <table:table-cell>
            <text:p>Practical feasibility</text:p>
          </table:table-cell>
          <table:table-cell>
            <text:p>Difficult to sustain</text:p>
          </table:table-cell>
          <table:table-cell>
            <text:p>p0014</text:p>
          </table:table-cell>
          <table:table-cell>
            <text:p>it was difficult to fit the preparation into my regular workload</text:p>
          </table:table-cell>
        </table:table-row>
        <table:table-row>
          <table:table-cell>
            <text:p>Future intentions</text:p>
          </table:table-cell>
          <table:table-cell>
            <text:p>Conditional use</text:p>
          </table:table-cell>
          <table:table-cell>
            <text:p>p0016</text:p>
          </table:table-cell>
          <table:table-cell>
            <text:p>I am not planning to use it again unless there is more guidance or support available.</text:p>
          </table:table-cell>
        </table:table-row>
      </table:table>
      <table:table table:name="Lecturer C">
        <table:table-column table:number-columns-repeated="4"/>
        <table:table-row>
          <table:table-cell>
            <text:p>Topic</text:p>
          </table:table-cell>
          <table:table-cell>
            <text:p>Orientation</text:p>
          </table:table-cell>
          <table:table-cell>
            <text:p>Where Found</text:p>
          </table:table-cell>
          <table:table-cell>
            <text:p>Evidence Quote</text:p>
          </table:table-cell>
        </table:table-row>
        <table:table-row>
          <table:table-cell>
            <text:p>Prior teaching experience</text:p>
          </table:table-cell>
          <table:table-cell>
            <text:p>Extensive experience</text:p>
          </table:table-cell>
          <table:table-cell>
            <text:p>p0002</text:p>
          </table:table-cell>
          <table:table-cell>
            <text:p>I have been teaching at the university for over twenty years and have regularly experimented with different teaching and assessment formats.</text:p>
          </table:table-cell>
        </table:table-row>
        <table:table-row>
          <table:table-cell>
            <text:p>Motivation for adoption</text:p>
          </table:table-cell>
          <table:table-cell>
            <text:p>Personal curiosity or experimentation</text:p>
          </table:table-cell>
          <table:table-cell>
            <text:p>p0004</text:p>
          </table:table-cell>
          <table:table-cell>
            <text:p>I was personally curious about the method after reading about it and wanted to see how it would work in my own teaching context.</text:p>
          </table:table-cell>
        </table:table-row>
        <table:table-row>
          <table:table-cell>
            <text:p>Implementation approach</text:p>
          </table:table-cell>
          <table:table-cell>
            <text:p>Full integration</text:p>
          </table:table-cell>
          <table:table-cell>
            <text:p>p0006</text:p>
          </table:table-cell>
          <table:table-cell>
            <text:p>I redesigned the entire course around the method and used it consistently throughout the semester.</text:p>
          </table:table-cell>
        </table:table-row>
        <table:table-row>
          <table:table-cell>
            <text:p>Perceived teaching impact</text:p>
          </table:table-cell>
          <table:table-cell>
            <text:p>Positive impact</text:p>
          </table:table-cell>
          <table:table-cell>
            <text:p>p0008</text:p>
          </table:table-cell>
          <table:table-cell>
            <text:p>The method helped me structure the course more clearly and facilitated more direct interaction with students.</text:p>
          </table:table-cell>
        </table:table-row>
        <table:table-row>
          <table:table-cell>
            <text:p>Perceived student learning effect</text:p>
          </table:table-cell>
          <table:table-cell>
            <text:p>Unclear or unobserved effect</text:p>
          </table:table-cell>
          <table:table-cell>
            <text:p>p0010</text:p>
          </table:table-cell>
          <table:table-cell>
            <text:p>I cannot say for certain whether this translated into measurable learning gains.</text:p>
          </table:table-cell>
        </table:table-row>
        <table:table-row>
          <table:table-cell>
            <text:p>Student participation and engagement</text:p>
          </table:table-cell>
          <table:table-cell>
            <text:p>Increased participation</text:p>
          </table:table-cell>
          <table:table-cell>
            <text:p>p0010</text:p>
          </table:table-cell>
          <table:table-cell>
            <text:p>students appeared more engaged</text:p>
          </table:table-cell>
        </table:table-row>
        <table:table-row>
          <table:table-cell>
            <text:p>Student participation and engagement</text:p>
          </table:table-cell>
          <table:table-cell>
            <text:p>Increased participation</text:p>
          </table:table-cell>
          <table:table-cell>
            <text:p>p0012</text:p>
          </table:table-cell>
          <table:table-cell>
            <text:p>Overall participation increased, with more students contributing regularly during class.</text:p>
          </table:table-cell>
        </table:table-row>
        <table:table-row>
          <table:table-cell>
            <text:p>Practical feasibility</text:p>
          </table:table-cell>
          <table:table-cell>
            <text:p>Easily manageable</text:p>
          </table:table-cell>
          <table:table-cell>
            <text:p>p0014</text:p>
          </table:table-cell>
          <table:table-cell>
            <text:p>Once the initial setup was complete, the ongoing workload was reasonable and fit well with my existing teaching responsibilities.</text:p>
          </table:table-cell>
        </table:table-row>
        <table:table-row>
          <table:table-cell>
            <text:p>Future intentions</text:p>
          </table:table-cell>
          <table:table-cell>
            <text:p>Conditional use</text:p>
          </table:table-cell>
          <table:table-cell>
            <text:p>p0016</text:p>
          </table:table-cell>
          <table:table-cell>
            <text:p>I intend to continue using the method, but I may adapt it further based on feedback and available support.</text:p>
          </table:table-cell>
        </table:table-row>
      </table:table>
      <table:table table:name="Lecturer D">
        <table:table-column table:number-columns-repeated="4"/>
        <table:table-row>
          <table:table-cell>
            <text:p>Topic</text:p>
          </table:table-cell>
          <table:table-cell>
            <text:p>Orientation</text:p>
          </table:table-cell>
          <table:table-cell>
            <text:p>Where Found</text:p>
          </table:table-cell>
          <table:table-cell>
            <text:p>Evidence Quote</text:p>
          </table:table-cell>
        </table:table-row>
        <table:table-row>
          <table:table-cell>
            <text:p>Prior teaching experience</text:p>
          </table:table-cell>
          <table:table-cell>
            <text:p>Moderate experience</text:p>
          </table:table-cell>
          <table:table-cell>
            <text:p>p0002</text:p>
          </table:table-cell>
          <table:table-cell>
            <text:p>I have been teaching for around eight years, mostly in large introductory courses</text:p>
          </table:table-cell>
        </table:table-row>
        <table:table-row>
          <table:table-cell>
            <text:p>Motivation for adoption</text:p>
          </table:table-cell>
          <table:table-cell>
            <text:p>External requirement or encouragement</text:p>
          </table:table-cell>
          <table:table-cell>
            <text:p>p0004</text:p>
          </table:table-cell>
          <table:table-cell>
            <text:p>I joined the project because my department encouraged participation</text:p>
          </table:table-cell>
        </table:table-row>
        <table:table-row>
          <table:table-cell>
            <text:p>Motivation for adoption</text:p>
          </table:table-cell>
          <table:table-cell>
            <text:p>Pedagogical improvement</text:p>
          </table:table-cell>
          <table:table-cell>
            <text:p>p0004</text:p>
          </table:table-cell>
          <table:table-cell>
            <text:p>I was also hoping it might help students engage more actively during lectures.</text:p>
          </table:table-cell>
        </table:table-row>
        <table:table-row>
          <table:table-cell>
            <text:p>Implementation approach</text:p>
          </table:table-cell>
          <table:table-cell>
            <text:p>Full integration</text:p>
          </table:table-cell>
          <table:table-cell>
            <text:p>p0006</text:p>
          </table:table-cell>
          <table:table-cell>
            <text:p>I applied the method throughout the semester</text:p>
          </table:table-cell>
        </table:table-row>
        <table:table-row>
          <table:table-cell>
            <text:p>Perceived teaching impact</text:p>
          </table:table-cell>
          <table:table-cell>
            <text:p>Neutral or mixed impact</text:p>
          </table:table-cell>
          <table:table-cell>
            <text:p>p0008</text:p>
          </table:table-cell>
          <table:table-cell>
            <text:p>Teaching became more interactive, but it also felt more demanding and required me to rethink how I plan each session.</text:p>
          </table:table-cell>
        </table:table-row>
        <table:table-row>
          <table:table-cell>
            <text:p>Student participation and engagement</text:p>
          </table:table-cell>
          <table:table-cell>
            <text:p>Increased participation</text:p>
          </table:table-cell>
          <table:table-cell>
            <text:p>p0010</text:p>
          </table:table-cell>
          <table:table-cell>
            <text:p>Students participated more and asked more questions</text:p>
          </table:table-cell>
        </table:table-row>
        <table:table-row>
          <table:table-cell>
            <text:p>Perceived student learning effect</text:p>
          </table:table-cell>
          <table:table-cell>
            <text:p>Unclear or unobserved effect</text:p>
          </table:table-cell>
          <table:table-cell>
            <text:p>p0010</text:p>
          </table:table-cell>
          <table:table-cell>
            <text:p>I am not sure whether this led to better exam results.</text:p>
          </table:table-cell>
        </table:table-row>
        <table:table-row>
          <table:table-cell>
            <text:p>Student participation and engagement</text:p>
          </table:table-cell>
          <table:table-cell>
            <text:p>Uneven or selective participation</text:p>
          </table:table-cell>
          <table:table-cell>
            <text:p>p0012</text:p>
          </table:table-cell>
          <table:table-cell>
            <text:p>Some students became much more involved over time, while others remained passive despite the new format.</text:p>
          </table:table-cell>
        </table:table-row>
        <table:table-row>
          <table:table-cell>
            <text:p>Practical feasibility</text:p>
          </table:table-cell>
          <table:table-cell>
            <text:p>Manageable with effort</text:p>
          </table:table-cell>
          <table:table-cell>
            <text:p>p0014</text:p>
          </table:table-cell>
          <table:table-cell>
            <text:p>The method fit reasonably well once established, but the initial preparation phase required significant additional effort.</text:p>
          </table:table-cell>
        </table:table-row>
        <table:table-row>
          <table:table-cell>
            <text:p>Future intentions</text:p>
          </table:table-cell>
          <table:table-cell>
            <text:p>Conditional use</text:p>
          </table:table-cell>
          <table:table-cell>
            <text:p>p0016</text:p>
          </table:table-cell>
          <table:table-cell>
            <text:p>I would consider continuing to use it if the workload can be reduced and if there is clearer evidence of learning benefits.</text:p>
          </table:table-cell>
        </table:table-row>
        <table:table-row>
          <table:table-cell>
            <text:p>Practical feasibility</text:p>
          </table:table-cell>
          <table:table-cell>
            <text:p>Difficult to sustain</text:p>
          </table:table-cell>
          <table:table-cell>
            <text:p>p0016</text:p>
          </table:table-cell>
          <table:table-cell>
            <text:p>if the workload can be reduced</text:p>
          </table:table-cell>
        </table:table-row>
        <table:table-row>
          <table:table-cell>
            <text:p>Perceived student learning effect</text:p>
          </table:table-cell>
          <table:table-cell>
            <text:p>Unclear or unobserved effect</text:p>
          </table:table-cell>
          <table:table-cell>
            <text:p>p0016</text:p>
          </table:table-cell>
          <table:table-cell>
            <text:p>if there is clearer evidence of learning benefits.</text:p>
          </table:table-cell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odfdo 3.19.0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